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Fuselage</text:p>
          </table:table-cell>
          <table:table-cell/>
          <table:table-cell office:value-type="string" calcext:value-type="string">
            <text:p>Wing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Ix</text:p>
          </table:table-cell>
          <table:table-cell table:formula="of:=PI()* (([.B5]^4) - ([.B6]^4))/4" office:value-type="float" office:value="0.000000624624017757337" calcext:value-type="float">
            <text:p>6.24624017757337E-07</text:p>
          </table:table-cell>
          <table:table-cell table:formula="of:=PI()/4 *([.C5]^4 -[.C6]^4)" office:value-type="float" office:value="0.0000364503287632756" calcext:value-type="float">
            <text:p>3.64503287632756E-05</text:p>
          </table:table-cell>
          <table:table-cell/>
        </table:table-row>
        <table:table-row table:style-name="ro1">
          <table:table-cell office:value-type="string" calcext:value-type="string">
            <text:p>Iy</text:p>
          </table:table-cell>
          <table:table-cell table:formula="of:=PI()* (([.B5]^4) - ([.B6]^4))/4" office:value-type="float" office:value="0.000000624624017757337" calcext:value-type="float">
            <text:p>6.24624017757337E-07</text:p>
          </table:table-cell>
          <table:table-cell table:formula="of:=PI()/4 *([.C5]^4 -[.C6]^4)" office:value-type="float" office:value="0.0000364503287632756" calcext:value-type="float">
            <text:p>3.64503287632756E-05</text:p>
          </table:table-cell>
          <table:table-cell/>
        </table:table-row>
        <table:table-row table:style-name="ro1">
          <table:table-cell office:value-type="string" calcext:value-type="string">
            <text:p>Iz</text:p>
          </table:table-cell>
          <table:table-cell table:formula="of:=PI() *([.B5]^4 -[.B6]^4)/2" office:value-type="float" office:value="0.00000124924803551467" calcext:value-type="float">
            <text:p>1.24924803551467E-06</text:p>
          </table:table-cell>
          <table:table-cell table:formula="of:=PI()/2 *([.C5]^4 -[.C6]^4)" office:value-type="float" office:value="0.0000729006575265511" calcext:value-type="float">
            <text:p>7.29006575265511E-05</text:p>
          </table:table-cell>
          <table:table-cell/>
        </table:table-row>
        <table:table-row table:style-name="ro1">
          <table:table-cell office:value-type="string" calcext:value-type="string">
            <text:p>Aire</text:p>
          </table:table-cell>
          <table:table-cell table:formula="of:=(PI()*[.B5]^2)-(PI()*[.B6]^2)" office:value-type="float" office:value="0.00145769899126566" calcext:value-type="float">
            <text:p>0.001457698991266</text:p>
          </table:table-cell>
          <table:table-cell table:formula="of:=(PI()*[.C5]^2)-(PI()*[.C6]^2)" office:value-type="float" office:value="0.00659734457253856" calcext:value-type="float">
            <text:p>0.006597344572539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float" office:value="1000" calcext:value-type="float">
            <text:p>1.00E+03</text:p>
          </table:table-cell>
          <table:table-cell table:style-name="ce1" office:value-type="float" office:value="10" calcext:value-type="float">
            <text:p>1.00E+01</text:p>
          </table:table-cell>
          <table:table-cell table:style-name="ce1" office:value-type="float" office:value="100000" calcext:value-type="float">
            <text:p>1.00E+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70000000000" calcext:value-type="float">
            <text:p>7.00E+1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70000000000" calcext:value-type="float">
            <text:p>7.00E+1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table:style-name="ce1" office:value-type="float" office:value="0.0000364503287632756" calcext:value-type="float">
            <text:p>3.65E-05</text:p>
          </table:table-cell>
          <table:table-cell office:value-type="float" office:value="1" calcext:value-type="float">
            <text:p>1</text:p>
          </table:table-cell>
          <table:table-cell table:style-name="ce1" table:formula="of:=0.0000364503287632756*6" office:value-type="float" office:value="0.000218701972579654" calcext:value-type="float">
            <text:p>2.19E-04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table:formula="of:=[.B14]*[.B15]^3/(3*[.B16]*[.B17])" office:value-type="float" office:value="0.130640927625939" calcext:value-type="float">
            <text:p>0.130640927625939</text:p>
          </table:table-cell>
          <table:table-cell table:formula="of:=[.C14]*[.C15]^3/(3*[.C16]*[.C17])" office:value-type="float" office:value="3.33333333333333" calcext:value-type="float">
            <text:p>3.33333333333333</text:p>
          </table:table-cell>
          <table:table-cell table:formula="of:=[.D14]*[.D15]^3/(3*[.D16]*[.D17])" office:value-type="float" office:value="2.17734879376565" calcext:value-type="float">
            <text:p>2.1773487937656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 office:value-type="float" office:value="0.462830677349942" calcext:value-type="float">
            <text:p>0.46283067734994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462530345247636" calcext:value-type="float">
            <text:p>0.4625303452476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0210028979745513" calcext:value-type="float">
            <text:p>0.0210028979745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0212451674781449" calcext:value-type="float">
            <text:p>0.0212451674781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0215595010058907" calcext:value-type="float">
            <text:p>0.0215595010058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9:00:22.116595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4:16:09.649967811</meta:creation-date>
    <dc:date>2020-08-06T18:38:19.572259367</dc:date>
    <meta:editing-duration>PT2H12M2S</meta:editing-duration>
    <meta:editing-cycles>2</meta:editing-cycles>
    <meta:generator>LibreOffice/6.0.6.1$Linux_X86_64 LibreOffice_project/00$Build-1</meta:generator>
    <meta:document-statistic meta:table-count="1" meta:cell-count="48" meta:object-count="0"/>
  </office:meta>
</office:document-meta>
</file>